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kaoGothic" svg:font-family="TakaoGothic"/>
    <style:font-face style:name="VL PGothic" svg:font-family="'VL PGothic'"/>
    <style:font-face style:name="FreeMono1" svg:font-family="FreeMono" style:font-family-generic="modern" style:font-pitch="fixed"/>
    <style:font-face style:name="FreeMono" svg:font-family="FreeMono" style:font-adornments="標準" style:font-family-generic="modern" style:font-pitch="fixed"/>
    <style:font-face style:name="IPAPMincho1" svg:font-family="IPAPMincho" style:font-pitch="variable"/>
    <style:font-face style:name="IPAPMincho" svg:font-family="IPAPMincho"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Gothic" svg:font-family="IPAGothic" style:font-adornments="標準" style:font-family-generic="swiss" style:font-pitch="variable"/>
    <style:font-face style:name="IPAPGothic1" svg:font-family="IPAPGothic" style:font-adornments="太字" style:font-family-generic="swiss" style:font-pitch="variable"/>
    <style:font-face style:name="IPAPGothic"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上野でオープンソース翻訳カフェをはじめたよ</text:span></text:p>
      <text:p text:style-name="Signature">おがさわらなるひこ</text:p>
      <text:p text:style-name="連絡先"><text:a xlink:type="simple" xlink:href="mailto:naruoga@gmail.com">naruoga@gmail.com</text:a> / twitter: naru0ga</text:p>
      <text:h text:style-name="Heading_20_1" text:outline-level="1">はじめに</text:h>
      <text:p text:style-name="Text_20_body">どうもこんにちは。おがさわらというケチな野郎でございます。</text:p>
      <text:p text:style-name="Text_20_body">普段遣いはすっかり Linux (私は Ubuntu) なんですけど、いやここ数年でどんどん良くなってますよね。デスクトップマシンとして個人的には全然不満はないといっていいと思います。</text:p>
      <text:p text:style-name="Text_20_body">ただ、じゃあホイホイ人に薦められるかというと、ちょっと難しいのが日本語化ですね。ソフトの日本語化のカバー率はすごい頑張ってると思います（私自身が使う分にはぜんぜん困らないレベル）が、100% じゃないと気にする人もいるというのもまた事実。またオンラインヘルプだとか、Web 上のドキュメントのマニュアルであるとか、そういう方は圧倒的に手が足りてないのもまた事実です。ニュースレターの類だって英語だと大量に良質なものが発行されているのに、日本語で読めるものは量・質ともに少ないというのが正直なところ。</text:p>
      <text:p text:style-name="Text_20_body">「技術者たるもの英語ぐらい読めて当然」とかいってたら、Linux は技術者の玩具かってことになってしまうわけで、そーゆー世界は私としては断固としてイヤだといいたいです。つーか実際、Linux ディストリビューションは技術者じゃなくても使えるようになってきているので、皆さんそんな２０世紀のイメージでモノをいわないですよね、ねっ？</text:p>
      <text:p text:style-name="Heading">オープンソースを翻訳しよう！</text:p>
      <text:p text:style-name="Text_20_body">ところでFLOSSというのは「自分で状況を変えることができる」のが嬉しいところの一つですよね。そう思いませんか？　バグがあったら報告すれば直るかもしれない。自分で直し方が分かる人は直しちゃえばいいかもしれない。翻訳は？　……そう、翻訳だって自分でできることなんですよね。</text:p>
      <text:p text:style-name="Text_20_body">だから、もりもり翻訳してくれる人が増えると日本のユーザーも増えるし、そうするとコミュニティのなかでの日本の位置づけもあがるし、ユーザー同士交流できるし、いろいろ幸せじゃないですか。大げさにいっちゃえば「自分で世界を変えられる」ってのがオープンソースなわけですが、翻訳もまた、そういう活動なわけです。</text:p>
      <text:p text:style-name="Text_20_body">「とはいっても英語あんまり得意じゃないしなー」とか「自分は英語であんまり困ってないですし」とか「そもそもオープンソースの翻訳ってどういう風にやられてるかわかんないから、なにから手をつけていいんだかよくわかんない」とかいろんなご意見はあるかと思うんですが、今回は三つ目の「どこから手をつけていいんだか……」な人が参加するきっかけをつくれればいいな、というイベントとして、「翻訳カフェ」というのをはじめてみたのでその紹介です。</text:p>
      <text:p text:style-name="Heading"><text:soft-page-break/>翻訳カフェって？</text:p>
      <text:p text:style-name="Text_20_body">定義された用語なのかはわかんないんですが、ハックカフェとかいって「みんなで週１ぐらいでなんとなく集まって、それぞれで作業してちょっと意見交換とかもする」ってイベントがあるみたいなんですね。</text:p>
      <text:p text:style-name="Text_20_body">んで、そういうのがあればいいんじゃないかなー、上野とかならぼくが立ちあげてもいいけどー、って2011年秋のOSC Tokyoの翻訳BoFで話をして、そのあとついったでへろへろ書いてたら、おかのさんがサイトを作ってくれましたよ。</text:p>
      <text:p text:style-name="Text_20_body"/>
      <text:p text:style-name="Quotations">http://translatecafe.org/</text:p>
      <text:p text:style-name="Text_20_body"/>
      <text:p text:style-name="Text_20_body">こちらでホストされているイベントとしては「上野」「名古屋」「なんば」の三つがあるんですけど、私が関わっているのは上野なので、そこについてちょっと説明します。</text:p>
      <text:p text:style-name="Text_20_body"/>
      <text:h text:style-name="Heading_20_2" text:outline-level="2">上野翻訳カフェ</text:h>
      <text:p text:style-name="Text_20_body">私は openSUSE というディストリビューション向けの openSUSE Weekly News (OWN)：</text:p>
      <text:p text:style-name="Text_20_body"/>
      <text:p text:style-name="Quotations"><text:a xlink:type="simple" xlink:href="http://ja.opensuse.org/OpenSUSE_Weekly_News">http://ja.opensuse.org/OpenSUSE_Weekly_News</text:a></text:p>
      <text:p text:style-name="Text_20_body"/>
      <text:p text:style-name="P1">というものの翻訳をやってるんですが、家にいると気づいたらサボってしまったり家族が見ている見たくもないテレビに気を取られたりしてダメなので、近くの喫茶店で作業をすることが多いのです。</text:p>
      <text:p text:style-name="Text_20_body">なので、ウチの近くじゃなくてちょっと都内の方に出れば、人が集まって色々相談とかしながら翻訳できるんじゃないかなーというのが元々の動機です。</text:p>
      <text:p text:style-name="Text_20_body">上野翻訳カフェのページは：</text:p>
      <text:p text:style-name="Text_20_body"/>
      <text:p text:style-name="Quotations"><text:a xlink:type="simple" xlink:href="http://translatecafe.org/wiki/wiki.cgi?page=EastanTokyo">http://translatecafe.org/wiki/wiki.cgi?page=EastanTokyo</text:a></text:p>
      <text:p text:style-name="Text_20_body"/>
      <text:p text:style-name="P1">なわけですが、そこから趣旨説明を引用します。</text:p>
      <text:p text:style-name="P1"/>
      <text:p text:style-name="Quotations">東京東部 (主に上野) で FLOSS 系翻訳 Cafe をやりましょう。</text:p>
      <text:p text:style-name="Quotations">翻訳 Cafe というのはコーヒーショップなどで各々翻訳したいものを持ち寄り、もくもくと翻訳をするものです。</text:p>
      <text:p text:style-name="Quotations">翻訳ネタがないけど興味はあるとか、作業を見てみたいとかいう人も歓迎です。お気軽にどうぞ。</text:p>
      <text:p text:style-name="Quotations">ご希望とあらば「試しにこのプロジェクトやってみません？」みたいなネタを振ることもあるかも？？</text:p>
      <text:p text:style-name="Quotations"><text:soft-page-break/>もちろんせっかく同じ場所でやるので、情報交換や悩み事の相談なども (周りの迷惑にならない程度に) やりましょう。</text:p>
      <text:p text:style-name="Text_20_body"/>
      <text:p text:style-name="P1">という会でございます。</text:p>
      <text:p text:style-name="Text_20_body">動機にも書きましたが、一人だとサボっちゃうので誰か一緒にやりませんかー、というイベントなので、基本的には喫茶店にパソコンなりなんなり持ち寄って会社帰りとかにふらっと寄ってやっていただくようなものを想定してます。</text:p>
      <text:p text:style-name="Text_20_body">「うーん翻訳って興味あるけど、何をやればいいかしら……」という方、よろしければいくつかお手伝いをお願いしたり、翻訳プロジェクトを紹介したりしますので、ぜひぜひふらりと寄ってくださいませ。前述のWebページでも書いていますが、</text:p>
      <text:p text:style-name="Text_20_body"/>
      <text:p text:style-name="Quotations">毎週月曜日 20:00〜21:00<text:note text:id="ftn0" text:note-class="footnote"><text:note-citation>1</text:note-citation><text:note-body><text:p text:style-name="Footnote">コアタイム。必ずしもこの時間にいることは必須ではありません。</text:p></text:note-body></text:note></text:p>
      <text:p text:style-name="Quotations">場所：Cafe ルノアール上野公園前店 (<text:a xlink:type="simple" xlink:href="http://www.ginza-renoir.co.jp/caferenoir/061.htm">http://www.ginza-renoir.co.jp/caferenoir/061.htm</text:a>)</text:p>
      <text:p text:style-name="Quotations">Twitter ハッシュタグ： #translatecafetk</text:p>
      <text:p text:style-name="Text_20_body"/>
      <text:p text:style-name="P1">でやっております。場所は変わるかもしれないので、もし初参加の時にはハッシュタグをつけてつぶやいてくれたほうが確実です。</text:p>
      <text:p text:style-name="P1"/>
      <text:h text:style-name="Heading_20_2" text:outline-level="2">上野翻訳カフェ FAQ</text:h>
      <text:p text:style-name="Text_20_body">上野翻訳カフェにちょっと興味をお持ちいただいた方からお寄せいただいた質問にお答えします<text:note text:id="ftn1" text:note-class="footnote"><text:note-citation>2</text:note-citation><text:note-body><text:p text:style-name="Footnote">なお、質問は捏造です :-P</text:p></text:note-body></text:note>。</text:p>
      <text:p text:style-name="Text_20_body"/>
      <text:h text:style-name="Heading_20_3" text:outline-level="3">質問1．参加費とか必要ですか？</text:h>
      <text:p text:style-name="Text_20_body">お金を徴収することはないです。ただ会場が喫茶店なので飲み物代などは各自払っていただく必要はあります。</text:p>
      <text:p text:style-name="Text_20_body"/>
      <text:h text:style-name="Heading_20_3" text:outline-level="3">質問2．何か用意していくものはありますか？</text:h>
      <text:p text:style-name="Text_20_body">基本的には一人一人が翻訳する場なので、個人で必要なものを持ってきてください。今のところ会場にしているCafeルノアール上野公園前店の場合、電源は壁際から取れます。また地下ですが各種携帯は入るようです (WiMAXやXiは無理？)。BB Mobile が利用できるので契約していると色々便利かもしれません。</text:p>
      <text:p text:style-name="Text_20_body"/>
      <text:h text:style-name="Heading_20_3" text:outline-level="3">質問3．参加申請とかはどこでするの？</text:h>
      <text:p text:style-name="Text_20_body">特に必要ないです。強いていえば Twitter で #translatecafetk つけてつぶやいてくれれば。</text:p>
      <text:h text:style-name="Heading_20_3" text:outline-level="3"><text:soft-page-break/>質問4. 月曜日／上野は都合が悪いんだけど……</text:h>
      <text:p text:style-name="Text_20_body">別に翻訳カフェが複数あって悪いという法はないので、ご自身の都合がよい曜日／場所で開催してくれるといいなーと思います :)</text:p>
      <text:p text:style-name="Text_20_body">イヤ冗談抜きでいろんなカフェが立ち上がってくれればいいなって思いますし、私も時間があえばお邪魔したいなーなんて考えてますのでヨロシク！</text:p>
      <text:p text:style-name="Text_20_body"/>
      <text:h text:style-name="Heading_20_3" text:outline-level="3">質問5. オンラインで参加できますか？ IRCとかust とか。</text:h>
      <text:p text:style-name="Text_20_body">オフラインで集って作業効率を上げましょうという趣旨ですから、オンラインとのやりとりで作業効率を下げるようなことは考えてません。ust なら流しっぱなしでいけるじゃんって話もありますが、ust 映えしない素材なので……</text:p>
      <text:h text:style-name="Heading_20_1" text:outline-level="1">終わりに</text:h>
      <text:p text:style-name="Text_20_body">オープンソースの翻訳ってなんだか敷居が高いのか、なかなか新しい人が増えないって声があるんですけど、とりあえず気軽に集まれる場所があればなにか起きるかなーという実験というかそんなことを思ってます。ぜひぜひお立ち寄りをお待ちして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akaoGothic" svg:font-family="TakaoGothic"/>
    <style:font-face style:name="VL PGothic" svg:font-family="'VL PGothic'"/>
    <style:font-face style:name="FreeMono1" svg:font-family="FreeMono" style:font-family-generic="modern" style:font-pitch="fixed"/>
    <style:font-face style:name="FreeMono" svg:font-family="FreeMono" style:font-adornments="標準" style:font-family-generic="modern" style:font-pitch="fixed"/>
    <style:font-face style:name="IPAPMincho1" svg:font-family="IPAPMincho" style:font-pitch="variable"/>
    <style:font-face style:name="IPAPMincho" svg:font-family="IPAPMincho"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Gothic" svg:font-family="IPAGothic" style:font-adornments="標準" style:font-family-generic="swiss" style:font-pitch="variable"/>
    <style:font-face style:name="IPAPGothic1" svg:font-family="IPAPGothic" style:font-adornments="太字" style:font-family-generic="swiss" style:font-pitch="variable"/>
    <style:font-face style:name="IPAPGothic"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style:font-name-asian="IPAPMincho"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eeSans" fo:font-size="14pt" fo:font-weight="bold" style:font-name-asian="IPAPGothic" style:font-size-asian="14pt" style:font-weight-asian="bold"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cm" fo:text-indent="0.319cm" style:auto-text-indent="false"/>
      <style:text-properties style:font-name="FreeSerif" fo:font-size="9pt" style:font-name-asian="IPAPMincho" style:font-size-asian="9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071cm" fo:margin-bottom="0cm" fo:text-indent="0cm" style:auto-text-indent="false"/>
      <style:text-properties style:font-name="FreeSans" fo:font-size="9pt" style:text-underline-style="solid" style:text-underline-width="auto" style:text-underline-color="font-color" fo:font-weight="normal" style:font-name-asian="IPAPGothic1" style:font-size-asian="9pt" style:font-weight-asian="normal"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FreeSans" fo:font-size="14pt" fo:font-weight="bold" style:font-name-asian="IPAPGothic1" style:font-size-asian="14pt" style:font-weight-asian="bold" style:font-size-complex="115%" style:font-weight-complex="bold"/>
    </style:style>
    <style:style style:name="Signature" style:family="paragraph" style:parent-style-name="Standard" style:class="text">
      <style:paragraph-properties fo:margin-top="0.21cm" fo:margin-bottom="0cm" fo:text-align="end" style:justify-single-word="false" text:number-lines="false" text:line-number="0"/>
      <style:text-properties style:font-name="FreeSans1" style:font-name-asian="IPAPGothic"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071cm" fo:margin-bottom="0.21cm"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Title" style:family="paragraph" style:parent-style-name="Heading" style:next-style-name="Subtitle" style:class="chapter">
      <style:paragraph-properties fo:margin-top="0cm" fo:margin-bottom="0cm" fo:text-align="center" style:justify-single-word="false"/>
      <style:text-properties style:font-name="FreeSans" fo:font-size="18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cm" fo:margin-bottom="0cm" fo:text-align="center" style:justify-single-word="false"/>
      <style:text-properties fo:font-size="14pt" fo:font-style="normal" fo:font-weight="normal" style:font-size-asian="14pt" style:font-style-asian="normal" style:font-weight-asian="normal" style:font-size-complex="14pt" style:font-style-complex="italic"/>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0.605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6.05cm" style:type="center"/>
          <style:tab-stop style:position="12.102cm" style:type="right"/>
        </style:tab-stops>
      </style:paragraph-properties>
    </style:style>
    <style:style style:name="連絡先" style:family="paragraph" style:parent-style-name="Standard" style:next-style-name="Text_20_body">
      <style:paragraph-properties fo:text-align="end" style:justify-single-word="false"/>
      <style:text-properties style:font-name="FreeMono" fo:font-size="9pt" style:font-name-asian="IPAGothic" style:font-size-asian="9pt"/>
    </style:style>
    <style:style style:name="Quotations" style:family="paragraph" style:parent-style-name="Text_20_body">
      <style:paragraph-properties fo:margin-left="0cm" fo:margin-right="0cm" fo:margin-top="0cm" fo:margin-bottom="0cm" fo:text-indent="0cm" style:auto-text-indent="false" fo:padding="0.319cm" fo:border-left="0.26pt solid #000000" fo:border-right="none" fo:border-top="none" fo:border-bottom="none" style:shadow="none"/>
    </style:style>
    <style:style style:name="プログラムコード" style:family="paragraph" style:parent-style-name="Text_20_body" style:default-outline-level="3" style:list-style-name="">
      <style:paragraph-properties fo:margin-left="0cm" fo:margin-right="0cm" fo:text-indent="0cm" style:auto-text-indent="false" fo:padding="0.049cm" fo:border="0.26pt solid #000000" style:shadow="none"/>
      <style:text-properties style:font-name="FreeMono" fo:font-size="8pt" style:font-name-asian="IPAGothic" style:font-size-asian="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8pt" style:font-size-complex="10pt"/>
    </style:style>
    <style:style style:name="見出し2"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5.101cm" fo:page-height="21.301cm" style:num-format="1" style:print-orientation="portrait" fo:margin-top="2cm" fo:margin-bottom="1cm" fo:margin-left="1.499cm" fo:margin-right="1.499cm" style:shadow="none" fo:background-color="transparent" style:writing-mode="lr-tb" style:layout-grid-color="#c0c0c0" style:layout-grid-lines="31" style:layout-grid-base-height="0.55cm" style:layout-grid-ruby-height="0.035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7T17:24:22</meta:creation-date>
    <meta:editing-duration>PT45M4S</meta:editing-duration>
    <meta:editing-cycles>3</meta:editing-cycles>
    <meta:generator>LibreOffice/3.4$Linux LibreOffice_project/340m1$Build-402</meta:generator>
    <meta:initial-creator>Naruhiko Ogasawara</meta:initial-creator>
    <dc:date>2011-12-17T20:45:34</dc:date>
    <dc:creator>Naruhiko Ogasawara</dc:creator>
    <meta:document-statistic meta:table-count="0" meta:image-count="0" meta:object-count="0" meta:page-count="4" meta:paragraph-count="54" meta:word-count="1406" meta:character-count="3252" meta:non-whitespace-character-count="3244"/>
  </office:meta>
</office:document-meta>
</file>